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79597" officeooo:paragraph-rsid="00179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ample docu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00:43:28.680283252</meta:creation-date>
    <dc:date>2026-02-14T00:43:58.594627940</dc:date>
    <meta:editing-duration>PT31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  <meta:generator>LibreOffice/26.2.0.3$Linux_X86_64 LibreOffice_project/8295acf503bc9e56f77fdf3f510384008be81205</meta:generator>
  </office:meta>
</office:document-meta>
</file>